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anumSquareRound Regular" svg:font-family="'NanumSquareRound Regular'" style:font-pitch="variable"/>
    <style:font-face style:name="NanumSquareRound Regular1" svg:font-family="'NanumSquareRound Regular'" style:font-family-generic="roman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0.8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fo:keep-together="always"/>
    </style:style>
    <style:style style:name="P1" style:family="paragraph" style:parent-style-name="Standard">
      <style:text-properties style:font-name="NanumSquareRound Regular"/>
    </style:style>
    <style:style style:name="P2" style:family="paragraph" style:parent-style-name="Standard">
      <style:text-properties style:font-name="NanumSquareRound Regular" fo:font-size="24pt" style:font-size-asian="24pt" style:font-size-complex="24pt"/>
    </style:style>
    <style:style style:name="P3" style:family="paragraph" style:parent-style-name="Standard">
      <style:text-properties style:font-name="NanumSquareRound Regular" fo:font-weight="bold" style:font-weight-asian="bold" style:font-weight-complex="bold"/>
    </style:style>
    <style:style style:name="P4" style:family="paragraph" style:parent-style-name="Standard">
      <style:text-properties style:font-name="NanumSquareRound Regular" officeooo:paragraph-rsid="000fe658"/>
    </style:style>
    <style:style style:name="P5" style:family="paragraph" style:parent-style-name="Standard">
      <style:text-properties style:font-name="NanumSquareRound Regular" fo:font-size="12pt" officeooo:rsid="000e829b" officeooo:paragraph-rsid="000fe658" style:font-size-asian="12pt" style:font-size-complex="12pt"/>
    </style:style>
    <style:style style:name="P6" style:family="paragraph" style:parent-style-name="Standard">
      <style:text-properties style:font-name="NanumSquareRound Regular" officeooo:paragraph-rsid="00109b76"/>
    </style:style>
    <style:style style:name="P7" style:family="paragraph" style:parent-style-name="Standard">
      <style:text-properties style:font-name="NanumSquareRound Regular" officeooo:paragraph-rsid="0010b9f6"/>
    </style:style>
    <style:style style:name="P8" style:family="paragraph" style:parent-style-name="Standard">
      <style:text-properties fo:font-size="10pt" officeooo:paragraph-rsid="0010b9f6" style:font-size-asian="10pt" style:font-size-complex="10pt"/>
    </style:style>
    <style:style style:name="P9" style:family="paragraph" style:parent-style-name="Standard">
      <style:text-properties officeooo:paragraph-rsid="0010b9f6"/>
    </style:style>
    <style:style style:name="P10" style:family="paragraph" style:parent-style-name="Table_20_Contents">
      <style:paragraph-properties fo:text-align="end" style:justify-single-word="false"/>
      <style:text-properties style:font-name="NanumSquareRound Regular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font-name="NanumSquareRound Regular" fo:font-weight="bold" officeooo:paragraph-rsid="00109b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font-name="NanumSquareRound Regular" fo:font-weight="bold" officeooo:paragraph-rsid="0010b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NanumSquareRound Regular" fo:font-weight="bold" officeooo:rsid="000e829b" officeooo:paragraph-rsid="000e82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NanumSquareRound Regular" fo:font-weight="bold" officeooo:rsid="000e829b" officeooo:paragraph-rsid="00109b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font-name="NanumSquareRound Regular" fo:font-weight="bold" officeooo:rsid="000e829b" officeooo:paragraph-rsid="0010b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name="NanumSquareRound Regular" fo:font-weight="bold" officeooo:paragraph-rsid="000fe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NanumSquareRound Regular" fo:font-weight="bold" officeooo:paragraph-rsid="000dd7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NanumSquareRound Regula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font-name="NanumSquareRound Regular" fo:font-weight="bold" officeooo:paragraph-rsid="0010b9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font-name="NanumSquareRound Regular" officeooo:rsid="000e829b" officeooo:paragraph-rsid="0010b9f6"/>
    </style:style>
    <style:style style:name="P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NanumSquareRound Regular" officeooo:rsid="000e829b" officeooo:paragraph-rsid="0010b9f6"/>
    </style:style>
    <style:style style:name="P22" style:family="paragraph" style:parent-style-name="Table_20_Contents">
      <style:paragraph-properties fo:text-align="end" style:justify-single-word="false"/>
      <style:text-properties style:font-name="NanumSquareRound Regular" officeooo:paragraph-rsid="000fe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style:font-name="NanumSquareRound Regula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style:font-name="NanumSquareRound Regular" officeooo:paragraph-rsid="00109b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font-name="NanumSquareRound Regular" officeooo:paragraph-rsid="0010b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font-name="NanumSquareRound Regular" officeooo:rsid="000e829b" officeooo:paragraph-rsid="000fe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style:font-name="NanumSquareRound Regular" officeooo:rsid="000e829b" officeooo:paragraph-rsid="000e82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font-name="NanumSquareRound Regular" officeooo:rsid="000e829b" officeooo:paragraph-rsid="00109b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font-name="NanumSquareRound Regular" officeooo:rsid="000e829b" officeooo:paragraph-rsid="0010b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font-name="NanumSquareRound Regular" officeooo:rsid="000e829b" officeooo:paragraph-rsid="0010b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style:font-name="NanumSquareRound Regula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NanumSquareRound Regular" officeooo:paragraph-rsid="00109b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font-name="NanumSquareRound Regular" officeooo:paragraph-rsid="0010b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style:font-name="NanumSquareRound Regular" officeooo:paragraph-rsid="0010b9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font-name="NanumSquareRound Regular" officeooo:paragraph-rsid="00109b76"/>
    </style:style>
    <style:style style:name="P36" style:family="paragraph">
      <style:paragraph-properties fo:text-align="center"/>
    </style:style>
    <style:style style:name="P37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NanumSquareRound Regular" fo:font-size="28pt" fo:font-style="normal" fo:font-weight="bold" style:font-size-asian="28pt" style:font-style-asian="normal" style:font-weight-asian="bold" style:font-size-complex="28pt" style:font-style-complex="normal" style:font-weight-complex="bold" fo:hyphenate="false" loext:hyphenation-no-caps="false"/>
    </style:style>
    <style:style style:name="P38" style:family="paragraph">
      <style:paragraph-properties fo:margin-left="0in" fo:margin-right="0in" fo:margin-top="0.3165in" fo:margin-bottom="0.3165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NanumSquareRound Regular" fo:font-size="24pt" style:font-name-complex="NanumSquareRound Regular" style:font-size-complex="24pt" fo:hyphenate="false" loext:hyphenation-no-caps="false"/>
    </style:style>
    <style:style style:name="P39" style:family="paragraph">
      <loext:graphic-properties draw:fill="none" draw:fill-color="#fffff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anumSquareRound Regular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28pt" style:language-asian="zh" style:country-asian="CN" style:font-style-asian="normal" style:font-weight-asian="bold" style:font-name-complex="FreeSans2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0" style:family="paragraph">
      <style:paragraph-properties fo:margin-top="0.0398in" fo:margin-bottom="0.0398in" fo:line-height="100%"/>
      <style:text-properties style:font-name="NanumSquareRound Regular"/>
    </style:style>
    <style:style style:name="P41" style:family="paragraph">
      <loext:graphic-properties draw:fill="none" draw:fill-color="#ffffff"/>
      <style:paragraph-properties fo:margin-top="0.0398in" fo:margin-bottom="0.0398in" fo:line-height="100%"/>
      <style:text-properties style:font-name="NanumSquareRound Regular"/>
    </style:style>
    <style:style style:name="T1" style:family="text">
      <style:text-properties officeooo:rsid="000dd774"/>
    </style:style>
    <style:style style:name="T2" style:family="text">
      <style:text-properties officeooo:rsid="000e829b"/>
    </style:style>
    <style:style style:name="T3" style:family="text">
      <style:text-properties fo:font-size="12pt" fo:font-style="normal" fo:font-weight="normal" officeooo:rsid="000e829b" style:font-size-asian="12pt" style:font-style-asian="normal" style:font-weight-asian="normal" style:font-size-complex="12pt"/>
    </style:style>
    <style:style style:name="T4" style:family="text">
      <style:text-properties fo:font-size="12pt" fo:font-style="normal" fo:font-weight="normal" officeooo:rsid="00109b76" style:font-size-asian="12pt" style:font-style-asian="normal" style:font-weight-asian="normal" style:font-size-complex="12pt"/>
    </style:style>
    <style:style style:name="T5" style:family="text">
      <style:text-properties fo:font-style="normal" fo:font-weight="normal" style:font-style-asian="normal" style:font-weight-asian="normal"/>
    </style:style>
    <style:style style:name="T6" style:family="text">
      <style:text-properties fo:font-style="normal" fo:font-weight="normal" officeooo:rsid="000fe658" style:font-style-asian="normal" style:font-weight-asian="normal"/>
    </style:style>
    <style:style style:name="T7" style:family="text">
      <style:text-properties officeooo:rsid="000fe658"/>
    </style:style>
    <style:style style:name="T8" style:family="text">
      <style:text-properties style:font-name="NanumSquareRound Regular" officeooo:rsid="00109b76"/>
    </style:style>
    <style:style style:name="T9" style:family="text">
      <style:text-properties style:font-name="NanumSquareRound Regular1"/>
    </style:style>
    <style:style style:name="T10" style:family="text">
      <style:text-properties style:font-name="NanumSquareRound Regular1" officeooo:rsid="00109b76"/>
    </style:style>
    <style:style style:name="T11" style:family="text">
      <style:text-properties style:font-name="NanumSquareRound Regular1" fo:font-size="10pt" fo:font-style="normal" fo:font-weight="normal" officeooo:rsid="00109b76" style:font-size-asian="10pt" style:font-style-asian="normal" style:font-weight-asian="normal" style:font-size-complex="10pt"/>
    </style:style>
    <style:style style:name="T12" style:family="text">
      <style:text-properties style:font-name="NanumSquareRound Regular1" fo:font-size="10pt" style:font-size-asian="10pt" style:font-size-complex="10pt"/>
    </style:style>
    <style:style style:name="T13" style:family="text">
      <style:text-properties style:font-name="NanumSquareRound Regular1" fo:font-size="10pt" officeooo:rsid="00109b76" style:font-size-asian="10pt" style:font-size-complex="10pt"/>
    </style:style>
    <style:style style:name="T14" style:family="text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officeooo:rsid="000fe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weight="bold" officeooo:rsid="000dd7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font-weight="bold" officeooo:rsid="000fe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158466" loext:opacity="100%" style:text-outline="false" style:font-name="NanumSquareRound Regular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style:font-name="NanumSquareRound Regular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anumSquareRound Regular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size-asian="24pt" style:language-asian="zh" style:country-asian="CN" style:font-style-asian="normal" style:font-weight-asian="bold" style:font-name-complex="NanumSquareRound Regular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style:font-name="NanumSquareRound Regular"/>
    </style:style>
    <style:style style:name="gr1" style:family="graphic">
      <style:graphic-properties svg:stroke-width="0.0201in" svg:stroke-color="#cccccc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top" fo:min-height="1.3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Text Frame 1" draw:style-name="gr4" draw:text-style-name="P41" svg:width="3.2571in" svg:height="1.5606in" svg:x="3.4366in" svg:y="0.0083in"><draw:text-box><text:p text:style-name="P40"><text:span text:style-name="T21">Adres:</text:span><text:span text:style-name="T21"><text:tab/></text:span><text:span text:style-name="T21">Jacob van Lennepkade 59-3</text:span></text:p><text:p text:style-name="P40"><text:span text:style-name="T21"><text:tab/></text:span><text:span text:style-name="T21"><text:tab/></text:span><text:span text:style-name="T21"><text:tab/></text:span><text:span text:style-name="T21">1054 ZH Amsterdam</text:span></text:p><text:p text:style-name="P40"><text:span text:style-name="T21">Email:</text:span><text:span text:style-name="T21"><text:tab/></text:span><text:span text:style-name="T21"><text:tab/></text:span><text:span text:style-name="T21"><text:tab/></text:span><text:span text:style-name="T21"><text:a xlink:href="mailto:vliegers.liath@gmail.com" xlink:type="simple">vliegers.liath@gmail.com</text:a></text:span></text:p><text:p text:style-name="P40"><text:span text:style-name="T21">Tel:</text:span><text:span text:style-name="T21"><text:tab/></text:span><text:span text:style-name="T21"><text:tab/></text:span><text:span text:style-name="T21"><text:tab/></text:span><text:span text:style-name="T21">06 40513334</text:span></text:p><text:p text:style-name="P40"><text:span text:style-name="T21">KvK:</text:span><text:span text:style-name="T21"><text:tab/></text:span><text:span text:style-name="T21"><text:tab/></text:span><text:span text:style-name="T21"><text:tab/></text:span><text:span text:style-name="T21">94830347</text:span></text:p><text:p text:style-name="P40"><text:span text:style-name="T21">Btw-id:</text:span><text:span text:style-name="T21"><text:tab/></text:span><text:span text:style-name="T21">NL005115070B61</text:span><text:span text:style-name="T21"><text:tab/></text:span></text:p><text:p text:style-name="P40"><text:span text:style-name="T21">IBAN:</text:span><text:span text:style-name="T21"><text:tab/></text:span><text:span text:style-name="T21"><text:tab/></text:span><text:span text:style-name="T21"><text:tab/></text:span><text:span text:style-name="T21">NL61 REVO 5481 9924 18</text:span></text:p></draw:text-box></draw:frame><draw:frame text:anchor-type="paragraph" draw:z-index="1" draw:name="Text Frame 2" draw:style-name="gr3" draw:text-style-name="P39" svg:width="3.2571in" svg:height="1.6185in" svg:x="0.0272in" svg:y="0in"><draw:text-box><text:p text:style-name="P37"><text:span text:style-name="T18">GoLiath Leerlab</text:span></text:p><text:p text:style-name="P37"><text:span text:style-name="T19"/></text:p><text:p text:style-name="P38"><text:span text:style-name="T20">Factuur</text:span></text:p></draw:text-box></draw:frame><draw:line text:anchor-type="paragraph" draw:z-index="2" draw:name="Line 1" draw:style-name="gr2" draw:text-style-name="P36" svg:x1="-0.0075in" svg:y1="1.8618in" svg:x2="6.687in" svg:y2="1.8571in"><text:p/></draw:lin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1"/>
      <text:p text:style-name="P3">Bit-E</text:p>
      <text:p text:style-name="P1">T.a.v. K.R. Kalika</text:p>
      <text:p text:style-name="P1">Peperstraat 180</text:p>
      <text:p text:style-name="P1">1502 AM Zaandam</text:p>
      <text:p text:style-name="P1"/>
      <text:p text:style-name="P1"/>
      <text:p text:style-name="P1"/>
      <text:p text:style-name="P1">Factuurnummer:<text:tab/><text:span text:style-name="T7">F20240001</text:span></text:p>
      <text:p text:style-name="P1"/>
      <text:p text:style-name="P1"/>
      <text:p text:style-name="P5"><text:span text:style-name="T5">Factuurdatum:<text:tab/>0</text:span><text:span text:style-name="T6">7</text:span><text:span text:style-name="T5">-10-2024</text:span></text:p>
      <text:p text:style-name="P4"><text:span text:style-name="T3">Vervaldatum:<text:tab/></text:span><text:span text:style-name="T4">21</text:span><text:span text:style-name="T3">-1</text:span><text:span text:style-name="T4">0</text:span><text:span text:style-name="T3">-20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35"><text:span text:style-name="T16">Omschrijving<text:tab/><text:tab/><text:tab/></text:span><text:span text:style-name="T17">Datum<text:tab/><text:tab/></text:span><text:span text:style-name="T16">Tarief<text:tab/><text:tab/>Aantal </text:span><text:span text:style-name="T17">Uur<text:tab/></text:span><text:span text:style-name="T16">Totaal</text:span></text:p>
      <text:p text:style-name="P6"><draw:line text:anchor-type="paragraph" draw:z-index="3" draw:name="Line 2" draw:style-name="gr1" draw:text-style-name="P36" svg:x1="0.0063in" svg:y1="0.0937in" svg:x2="6.7008in" svg:y2="0.089in"><text:p/></draw:line><draw:line text:anchor-type="paragraph" draw:z-index="4" draw:name="Line 3" draw:style-name="gr1" draw:text-style-name="P36" svg:x1="0.0063in" svg:y1="1.0122in" svg:x2="6.7008in" svg:y2="1.0075in"><text:p/></draw:line></text:p>
      <text:p text:style-name="P33"><text:span text:style-name="T2">Les aan de </text:span>ICBS De Windroos<text:tab/><text:span text:style-name="T2">05</text:span>-09-2024<text:tab/><text:tab/>€ <text:span text:style-name="T2">40,- <text:tab/>3,</text:span><text:span text:style-name="T7">66<text:tab/><text:tab/>€ </text:span><text:span text:style-name="T2">146,66</text:span></text:p>
      <text:p text:style-name="P33"><text:span text:style-name="T2">Les aan de </text:span>ICBS De Windroos<text:tab/>12-09-2024<text:tab/><text:tab/>€ <text:span text:style-name="T2">40,- <text:tab/>3,</text:span><text:span text:style-name="T7">66<text:tab/><text:tab/>€ </text:span><text:span text:style-name="T2">146,66</text:span></text:p>
      <text:p text:style-name="P33"><text:span text:style-name="T2">Les aan de </text:span>ICBS De Windroos<text:tab/>1<text:span text:style-name="T2">9</text:span>-09-2024<text:tab/><text:tab/>€ <text:span text:style-name="T2">40,- <text:tab/>3,</text:span><text:span text:style-name="T7">66<text:tab/><text:tab/>€ </text:span><text:span text:style-name="T2">146,66</text:span></text:p>
      <text:p text:style-name="P33"><text:span text:style-name="T2">Les aan de </text:span>ICBS De Windroos<text:tab/>1<text:span text:style-name="T2">9</text:span>-09-2024<text:tab/><text:tab/>€ <text:span text:style-name="T2">40,- <text:tab/>3,</text:span><text:span text:style-name="T7">66<text:tab/><text:tab/>€ </text:span><text:span text:style-name="T2">146,66</text:span></text:p>
      <text:p text:style-name="P6"/>
      <text:p text:style-name="P20"><text:span text:style-name="T14"><text:tab/><text:tab/><text:tab/><text:tab/><text:tab/><text:tab/><text:tab/><text:tab/>Totaal excl. BTW<text:tab/> <text:s text:c="2"/><text:tab/>€ 586,64</text:span></text:p>
      <text:p text:style-name="P21"><text:span text:style-name="T14"><text:tab/><text:tab/><text:tab/><text:tab/><text:tab/><text:tab/><text:tab/><text:tab/>BTW percentage </text:span><text:span text:style-name="T15">(0%)<text:tab/></text:span><text:span text:style-name="T14">€ 0,00</text:span></text:p>
      <text:p text:style-name="P30"><text:span text:style-name="T7"><text:tab/><text:tab/><text:tab/><text:tab/><text:tab/><text:tab/><text:tab/><text:tab/>BTW <text:tab/><text:tab/><text:tab/><text:tab/></text:span>€ 0,00</text:p>
      <text:p text:style-name="P30"><draw:line text:anchor-type="paragraph" draw:z-index="5" draw:name="Line 4" draw:style-name="gr1" draw:text-style-name="P36" svg:x1="3.8744in" svg:y1="0.1256in" svg:x2="6.7008in" svg:y2="0.1209in"><text:p/></draw:line></text:p>
      <text:p text:style-name="P15"><text:tab/><text:tab/><text:tab/><text:tab/><text:tab/><text:tab/><text:tab/><text:tab/>TOTAAL<text:tab/><text:tab/><text:tab/>€ 586,64</text:p>
      <text:p text:style-name="P7"/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8"><text:span text:style-name="T8">Gelieve te betalen binnen 14 dagen onder vermelding van het factuurnummer op </text:span></text:p>
      <text:p text:style-name="P9"><text:span text:style-name="T12">NL61 REVO 5481 9924 18 </text:span><text:span text:style-name="T13">ten name van GoLiath Leerlab. </text:span><text:span text:style-name="T11">KvK nr. </text:span><text:span text:style-name="T12">94830347</text:span></text:p>
      <text:p text:style-name="P7"><text:soft-page-break/><text:span text:style-name="T12"/></text:p>
      <text:p text:style-name="P7"><text:span text:style-name="T12"/></text:p>
      <text:p text:style-name="P7"><text:span text:style-name="T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<text:span text:style-name="T1">Omschrijving</text:span></text:p>
            <text:p text:style-name="P19"/>
          </table:table-cell>
          <table:table-cell table:style-name="Table1.A1" office:value-type="string">
            <text:p text:style-name="P19"><text:span text:style-name="T7">Datum</text:span></text:p>
          </table:table-cell>
          <table:table-cell table:style-name="Table1.A1" office:value-type="string">
            <text:p text:style-name="P19"><text:span text:style-name="T1">Tarief</text:span></text:p>
          </table:table-cell>
          <table:table-cell table:style-name="Table1.A1" office:value-type="string">
            <text:p text:style-name="P19"><text:span text:style-name="T1">Aantal </text:span><text:span text:style-name="T7">Uur</text:span></text:p>
          </table:table-cell>
          <table:table-cell table:style-name="Table1.E1" office:value-type="string">
            <text:p text:style-name="P19"><text:span text:style-name="T1">Totaal</text:span></text:p>
          </table:table-cell>
        </table:table-row>
        <table:table-row>
          <table:table-cell table:style-name="Table1.A2" office:value-type="string">
            <text:p text:style-name="P25"><text:span text:style-name="T2">Les aan de </text:span>ICBS De Windroos</text:p>
          </table:table-cell>
          <table:table-cell table:style-name="Table1.A2" office:value-type="string">
            <text:p text:style-name="P25"><text:span text:style-name="T2">05</text:span>-09-2024</text:p>
          </table:table-cell>
          <table:table-cell table:style-name="Table1.A2" office:value-type="string">
            <text:p text:style-name="P25">€ <text:span text:style-name="T2">40,-</text:span></text:p>
          </table:table-cell>
          <table:table-cell table:style-name="Table1.A2" office:value-type="string">
            <text:p text:style-name="P29">3,<text:span text:style-name="T7">66</text:span></text:p>
          </table:table-cell>
          <table:table-cell table:style-name="Table1.E2" office:value-type="string">
            <text:p text:style-name="P25">€ <text:span text:style-name="T2">146,66</text:span></text:p>
          </table:table-cell>
        </table:table-row>
        <table:table-row>
          <table:table-cell table:style-name="Table1.A2" office:value-type="string">
            <text:p text:style-name="P25"><text:span text:style-name="T2">Les aan de </text:span>ICBS De Windroos </text:p>
          </table:table-cell>
          <table:table-cell table:style-name="Table1.A2" office:value-type="string">
            <text:p text:style-name="P25">12-09-2024</text:p>
          </table:table-cell>
          <table:table-cell table:style-name="Table1.A2" office:value-type="string">
            <text:p text:style-name="P25">€ <text:span text:style-name="T2">40,-</text:span></text:p>
          </table:table-cell>
          <table:table-cell table:style-name="Table1.A2" office:value-type="string">
            <text:p text:style-name="P29">3,<text:span text:style-name="T7">66</text:span></text:p>
          </table:table-cell>
          <table:table-cell table:style-name="Table1.E2" office:value-type="string">
            <text:p text:style-name="P25">€ <text:span text:style-name="T2">146,66</text:span></text:p>
          </table:table-cell>
        </table:table-row>
        <table:table-row>
          <table:table-cell table:style-name="Table1.A2" office:value-type="string">
            <text:p text:style-name="P25"><text:span text:style-name="T2">Les aan de </text:span>ICBS De Windroos <text:s/></text:p>
          </table:table-cell>
          <table:table-cell table:style-name="Table1.A2" office:value-type="string">
            <text:p text:style-name="P25">1<text:span text:style-name="T2">9</text:span>-09-2024</text:p>
          </table:table-cell>
          <table:table-cell table:style-name="Table1.A2" office:value-type="string">
            <text:p text:style-name="P25">€ <text:span text:style-name="T2">40,-</text:span></text:p>
          </table:table-cell>
          <table:table-cell table:style-name="Table1.A2" office:value-type="string">
            <text:p text:style-name="P29">3,<text:span text:style-name="T7">66</text:span></text:p>
          </table:table-cell>
          <table:table-cell table:style-name="Table1.E2" office:value-type="string">
            <text:p text:style-name="P25">€ <text:span text:style-name="T2">146,66</text:span></text:p>
          </table:table-cell>
        </table:table-row>
        <table:table-row table:style-name="Table1.5">
          <table:table-cell table:style-name="Table1.A2" office:value-type="string">
            <text:p text:style-name="P25"><text:span text:style-name="T2">Les aan de </text:span>ICBS De Windroos </text:p>
          </table:table-cell>
          <table:table-cell table:style-name="Table1.A2" office:value-type="string">
            <text:p text:style-name="P25"><text:span text:style-name="T7">2</text:span><text:span text:style-name="T2">6</text:span>-09-2024</text:p>
          </table:table-cell>
          <table:table-cell table:style-name="Table1.A2" office:value-type="string">
            <text:p text:style-name="P25">€ <text:span text:style-name="T2">40,-</text:span></text:p>
          </table:table-cell>
          <table:table-cell table:style-name="Table1.A2" office:value-type="string">
            <text:p text:style-name="P29">3,<text:span text:style-name="T7">66</text:span></text:p>
          </table:table-cell>
          <table:table-cell table:style-name="Table1.E2" office:value-type="string">
            <text:p text:style-name="P25">€ <text:span text:style-name="T2">146,66</text:span>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9">Totaal excl. BTW</text:p>
          </table:table-cell>
          <table:table-cell table:style-name="Table1.E2" office:value-type="string">
            <text:p text:style-name="P25">€ <text:span text:style-name="T2">586,64</text:span>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9">BTW percentage <text:span text:style-name="T7">(0%)</text:span></text:p>
          </table:table-cell>
          <table:table-cell table:style-name="Table1.E2" office:value-type="string">
            <text:p text:style-name="P29"/>
            <text:p text:style-name="P29">€ 0,00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9">BTW</text:p>
          </table:table-cell>
          <table:table-cell table:style-name="Table1.E2" office:value-type="string">
            <text:p text:style-name="P29">€ 0,00</text:p>
          </table:table-cell>
        </table:table-row>
        <table:table-row table:style-name="Table1.5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9"/>
          </table:table-cell>
          <table:table-cell table:style-name="Table1.E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5">TOTAAL</text:p>
          </table:table-cell>
          <table:table-cell table:style-name="Table1.E2" office:value-type="string">
            <text:p text:style-name="P12">€ <text:span text:style-name="T2">586,64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anumSquareRound Regular" svg:font-family="'NanumSquareRound Regular'" style:font-pitch="variable"/>
    <style:font-face style:name="NanumSquareRound Regular1" svg:font-family="'NanumSquareRound Regula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44:16.272198072</meta:creation-date>
    <dc:date>2024-10-07T12:54:31.125995428</dc:date>
    <meta:editing-duration>PT4M31S</meta:editing-duration>
    <meta:editing-cycles>1</meta:editing-cycles>
    <meta:document-statistic meta:table-count="1" meta:image-count="0" meta:object-count="0" meta:page-count="2" meta:paragraph-count="51" meta:word-count="180" meta:character-count="1018" meta:non-whitespace-character-count="826"/>
    <meta:generator>LibreOffice/7.3.7.2$Linux_X86_64 LibreOffice_project/30$Build-2</meta:generator>
  </office:meta>
</office:document-meta>
</file>